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018412" officeooo:paragraph-rsid="00113099"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02e5b6" officeooo:paragraph-rsid="00113099" style:font-size-asian="12pt" style:font-weight-asian="normal" style:font-size-complex="12pt" style:font-weight-complex="normal"/>
    </style:style>
    <style:style style:name="P3" style:family="paragraph" style:parent-style-name="Standard">
      <style:text-properties officeooo:rsid="00018412" officeooo:paragraph-rsid="00113099"/>
    </style:style>
    <style:style style:name="P4" style:family="paragraph" style:parent-style-name="Standard">
      <style:paragraph-properties fo:text-align="center" style:justify-single-word="false"/>
      <style:text-properties fo:font-size="14pt" fo:font-weight="bold" officeooo:rsid="00018412" officeooo:paragraph-rsid="00113099"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02e5b6" officeooo:paragraph-rsid="00113099"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normal" officeooo:rsid="00018412" officeooo:paragraph-rsid="00113099"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2pt" fo:font-weight="normal" officeooo:rsid="0002e5b6" officeooo:paragraph-rsid="001a118b"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a118b" officeooo:paragraph-rsid="001a118b"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paragraph-rsid="0026836b"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paragraph-rsid="00501c92"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paragraph-rsid="005335b5"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dbbc9" officeooo:paragraph-rsid="002dbbc9"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f6586" officeooo:paragraph-rsid="002f6586"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f6586" officeooo:paragraph-rsid="006cd5e0"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317a6a" officeooo:paragraph-rsid="00317a6a"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317a6a" officeooo:paragraph-rsid="00724f98"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327ff9" officeooo:paragraph-rsid="00327ff9"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3adc57" officeooo:paragraph-rsid="0069c5af"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3f20df" officeooo:paragraph-rsid="003f20df"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40eefe" officeooo:paragraph-rsid="0040eefe"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471b8b" officeooo:paragraph-rsid="00471b8b"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48c9e7" officeooo:paragraph-rsid="0048c9e7"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6cd5e0" officeooo:paragraph-rsid="006cd5e0" style:font-size-asian="12pt" style:font-weight-asian="normal" style:font-size-complex="12pt" style:font-weight-complex="normal"/>
    </style:style>
    <style:style style:name="P24" style:family="paragraph" style:parent-style-name="Standard" style:list-style-name="L16">
      <style:paragraph-properties fo:text-align="start" style:justify-single-word="false"/>
      <style:text-properties fo:font-size="12pt" fo:font-weight="normal" officeooo:rsid="0073bb3c" officeooo:paragraph-rsid="0073bb3c" style:font-size-asian="12pt" style:font-weight-asian="normal" style:font-size-complex="12pt" style:font-weight-complex="normal"/>
    </style:style>
    <style:style style:name="P25" style:family="paragraph" style:parent-style-name="Standard" style:list-style-name="L18">
      <style:paragraph-properties fo:text-align="start" style:justify-single-word="false"/>
      <style:text-properties fo:font-size="12pt" fo:font-weight="normal" officeooo:rsid="0073bb3c" officeooo:paragraph-rsid="0073bb3c"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77e0b1" officeooo:paragraph-rsid="0077e0b1"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bold" officeooo:rsid="002dbbc9" officeooo:paragraph-rsid="004fdefa" style:font-size-asian="12pt" style:font-weight-asian="bold" style:font-size-complex="12pt" style:font-weight-complex="bold"/>
    </style:style>
    <style:style style:name="P28" style:family="paragraph" style:parent-style-name="Standard">
      <style:paragraph-properties fo:text-align="start" style:justify-single-word="false"/>
      <style:text-properties fo:font-size="12pt" fo:font-weight="bold" officeooo:rsid="002f6586" officeooo:paragraph-rsid="00683de6" style:font-size-asian="12pt" style:font-weight-asian="bold" style:font-size-complex="12pt" style:font-weight-complex="bold"/>
    </style:style>
    <style:style style:name="P29" style:family="paragraph" style:parent-style-name="Standard">
      <style:paragraph-properties fo:text-align="start" style:justify-single-word="false"/>
      <style:text-properties fo:font-size="12pt" fo:font-weight="bold" officeooo:rsid="003adc57" officeooo:paragraph-rsid="003adc57" style:font-size-asian="12pt" style:font-weight-asian="bold" style:font-size-complex="12pt" style:font-weight-complex="bold"/>
    </style:style>
    <style:style style:name="P30" style:family="paragraph" style:parent-style-name="Standard">
      <style:paragraph-properties fo:text-align="start" style:justify-single-word="false"/>
      <style:text-properties fo:font-size="12pt" fo:font-weight="bold" officeooo:rsid="00683de6" officeooo:paragraph-rsid="00683de6" style:font-size-asian="12pt" style:font-weight-asian="bold" style:font-size-complex="12pt" style:font-weight-complex="bold"/>
    </style:style>
    <style:style style:name="P31" style:family="paragraph" style:parent-style-name="Standard">
      <style:paragraph-properties fo:text-align="start" style:justify-single-word="false"/>
      <style:text-properties fo:font-size="12pt" fo:font-style="italic" fo:font-weight="normal" officeooo:rsid="0069c5af" officeooo:paragraph-rsid="0069c5af" style:font-size-asian="12pt" style:font-style-asian="italic" style:font-weight-asian="normal" style:font-size-complex="12pt" style:font-style-complex="italic" style:font-weight-complex="normal"/>
    </style:style>
    <style:style style:name="P32" style:family="paragraph" style:parent-style-name="Standard">
      <style:paragraph-properties fo:text-align="start" style:justify-single-word="false"/>
      <style:text-properties fo:font-size="12pt" fo:font-style="italic" fo:font-weight="normal" officeooo:rsid="002f6586" officeooo:paragraph-rsid="002f6586" style:font-size-asian="12pt" style:font-style-asian="italic" style:font-weight-asian="normal" style:font-size-complex="12pt" style:font-style-complex="italic" style:font-weight-complex="normal"/>
    </style:style>
    <style:style style:name="P33" style:family="paragraph" style:parent-style-name="Standard">
      <style:paragraph-properties fo:text-align="start" style:justify-single-word="false"/>
      <style:text-properties fo:font-size="14pt" fo:font-weight="bold" officeooo:rsid="001a118b" officeooo:paragraph-rsid="001a118b" style:font-size-asian="14pt" style:font-weight-asian="bold" style:font-size-complex="14pt" style:font-weight-complex="bold"/>
    </style:style>
    <style:style style:name="P34" style:family="paragraph" style:parent-style-name="Standard">
      <style:paragraph-properties fo:text-align="start" style:justify-single-word="false"/>
      <style:text-properties fo:font-size="14pt" fo:font-weight="bold" officeooo:rsid="0028a449" officeooo:paragraph-rsid="0028a449" style:font-size-asian="14pt" style:font-weight-asian="bold" style:font-size-complex="14pt" style:font-weight-complex="bold"/>
    </style:style>
    <style:style style:name="P35" style:family="paragraph" style:parent-style-name="Standard">
      <style:paragraph-properties fo:text-align="start" style:justify-single-word="false"/>
      <style:text-properties fo:font-size="14pt" fo:font-weight="bold" officeooo:paragraph-rsid="002dbbc9" style:font-size-asian="14pt" style:font-weight-asian="bold" style:font-size-complex="14pt" style:font-weight-complex="bold"/>
    </style:style>
    <style:style style:name="P36" style:family="paragraph" style:parent-style-name="Standard">
      <style:paragraph-properties fo:text-align="start" style:justify-single-word="false"/>
      <style:text-properties fo:font-size="14pt" fo:font-weight="bold" officeooo:rsid="002dbbc9" officeooo:paragraph-rsid="002dbbc9" style:font-size-asian="14pt" style:font-weight-asian="bold" style:font-size-complex="14pt" style:font-weight-complex="bold"/>
    </style:style>
    <style:style style:name="P37" style:family="paragraph" style:parent-style-name="Standard">
      <style:paragraph-properties fo:text-align="start" style:justify-single-word="false"/>
      <style:text-properties fo:font-size="14pt" fo:font-weight="bold" officeooo:rsid="002f6586" officeooo:paragraph-rsid="002f6586" style:font-size-asian="14pt" style:font-weight-asian="bold" style:font-size-complex="14pt" style:font-weight-complex="bold"/>
    </style:style>
    <style:style style:name="P38" style:family="paragraph" style:parent-style-name="Standard">
      <style:paragraph-properties fo:text-align="start" style:justify-single-word="false"/>
      <style:text-properties fo:font-size="14pt" fo:font-weight="bold" officeooo:rsid="003adc57" officeooo:paragraph-rsid="003adc57" style:font-size-asian="14pt" style:font-weight-asian="bold" style:font-size-complex="14pt" style:font-weight-complex="bold"/>
    </style:style>
    <style:style style:name="P39" style:family="paragraph" style:parent-style-name="Standard">
      <style:paragraph-properties fo:text-align="start" style:justify-single-word="false"/>
      <style:text-properties fo:font-size="14pt" fo:font-weight="bold" officeooo:rsid="00317a6a" officeooo:paragraph-rsid="00317a6a" style:font-size-asian="14pt" style:font-weight-asian="bold" style:font-size-complex="14pt" style:font-weight-complex="bold"/>
    </style:style>
    <style:style style:name="P40" style:family="paragraph" style:parent-style-name="Standard">
      <style:paragraph-properties fo:text-align="start" style:justify-single-word="false"/>
      <style:text-properties fo:font-size="14pt" fo:font-weight="bold" officeooo:rsid="00327ff9" officeooo:paragraph-rsid="00327ff9" style:font-size-asian="14pt" style:font-weight-asian="bold" style:font-size-complex="14pt" style:font-weight-complex="bold"/>
    </style:style>
    <style:style style:name="P41" style:family="paragraph" style:parent-style-name="Standard">
      <style:paragraph-properties fo:text-align="start" style:justify-single-word="false"/>
      <style:text-properties officeooo:paragraph-rsid="0026836b"/>
    </style:style>
    <style:style style:name="P42" style:family="paragraph" style:parent-style-name="Standard">
      <style:paragraph-properties fo:text-align="start" style:justify-single-word="false"/>
      <style:text-properties fo:font-size="13pt" fo:font-weight="bold" officeooo:rsid="003adc57" officeooo:paragraph-rsid="0069c5af" style:font-size-asian="13pt" style:font-weight-asian="bold" style:font-size-complex="13pt" style:font-weight-complex="bold"/>
    </style:style>
    <style:style style:name="P43" style:family="paragraph" style:parent-style-name="Standard">
      <style:paragraph-properties fo:text-align="start" style:justify-single-word="false"/>
      <style:text-properties fo:font-size="13pt" fo:font-weight="bold" officeooo:paragraph-rsid="002dbbc9" style:font-size-asian="13pt" style:font-weight-asian="bold" style:font-size-complex="13pt" style:font-weight-complex="bold"/>
    </style:style>
    <style:style style:name="P44" style:family="paragraph" style:parent-style-name="Standard">
      <style:paragraph-properties fo:text-align="start" style:justify-single-word="false"/>
      <style:text-properties fo:font-size="13pt" fo:font-weight="bold" officeooo:rsid="002dbbc9" officeooo:paragraph-rsid="002dbbc9" style:font-size-asian="13pt" style:font-weight-asian="bold" style:font-size-complex="13pt" style:font-weight-complex="bold"/>
    </style:style>
    <style:style style:name="P45" style:family="paragraph" style:parent-style-name="Standard">
      <style:paragraph-properties fo:text-align="start" style:justify-single-word="false"/>
      <style:text-properties fo:font-size="13pt" fo:font-weight="bold" officeooo:rsid="002dbbc9" officeooo:paragraph-rsid="004fdefa" style:font-size-asian="13pt" style:font-weight-asian="bold" style:font-size-complex="13pt" style:font-weight-complex="bold"/>
    </style:style>
    <style:style style:name="P46" style:family="paragraph" style:parent-style-name="Standard">
      <style:paragraph-properties fo:text-align="start" style:justify-single-word="false"/>
      <style:text-properties fo:font-size="13pt" fo:font-weight="bold" officeooo:rsid="00686511" officeooo:paragraph-rsid="00686511" style:font-size-asian="13pt" style:font-weight-asian="bold" style:font-size-complex="13pt" style:font-weight-complex="bold"/>
    </style:style>
    <style:style style:name="P47" style:family="paragraph" style:parent-style-name="Standard">
      <style:paragraph-properties fo:text-align="start" style:justify-single-word="false"/>
      <style:text-properties fo:font-size="13pt" fo:font-weight="normal" officeooo:rsid="00317a6a" officeooo:paragraph-rsid="00317a6a" style:font-size-asian="13pt" style:font-weight-asian="normal" style:font-size-complex="13pt" style:font-weight-complex="normal"/>
    </style:style>
    <style:style style:name="P48" style:family="paragraph" style:parent-style-name="Standard">
      <style:paragraph-properties fo:text-align="start" style:justify-single-word="false"/>
      <style:text-properties fo:font-size="13pt" fo:font-weight="normal" officeooo:rsid="00317a6a" officeooo:paragraph-rsid="00724f98" style:font-size-asian="13pt" style:font-weight-asian="normal" style:font-size-complex="13pt" style:font-weight-complex="normal"/>
    </style:style>
    <style:style style:name="P49" style:family="paragraph" style:parent-style-name="Standard" style:list-style-name="L21">
      <style:paragraph-properties fo:text-align="start" style:justify-single-word="false"/>
      <style:text-properties fo:font-size="13pt" fo:font-weight="normal" officeooo:rsid="007560d5" officeooo:paragraph-rsid="007560d5" style:font-size-asian="13pt" style:font-weight-asian="normal" style:font-size-complex="13pt" style:font-weight-complex="normal"/>
    </style:style>
    <style:style style:name="P50" style:family="paragraph" style:parent-style-name="Standard" style:list-style-name="L21">
      <style:paragraph-properties fo:text-align="start" style:justify-single-word="false"/>
      <style:text-properties fo:font-size="13pt" fo:font-weight="normal" officeooo:rsid="0076e2e0" officeooo:paragraph-rsid="0076e2e0" style:font-size-asian="13pt" style:font-weight-asian="normal" style:font-size-complex="13pt" style:font-weight-complex="normal"/>
    </style:style>
    <style:style style:name="P51" style:family="paragraph" style:parent-style-name="Standard">
      <style:paragraph-properties fo:text-align="start" style:justify-single-word="false" fo:padding="0.0291in" fo:border-left="none" fo:border-right="none" fo:border-top="none" fo:border-bottom="0.06pt solid #000000" style:join-border="false"/>
      <style:text-properties fo:font-size="12pt" fo:font-weight="normal" officeooo:paragraph-rsid="0026836b" style:font-size-asian="12pt" style:font-weight-asian="normal" style:font-size-complex="12pt" style:font-weight-complex="normal"/>
    </style:style>
    <style:style style:name="P52" style:family="paragraph" style:parent-style-name="Standard">
      <style:paragraph-properties fo:text-align="start" style:justify-single-word="false" fo:padding="0.0291in" fo:border-left="none" fo:border-right="none" fo:border-top="none" fo:border-bottom="0.06pt solid #000000" style:join-border="false"/>
      <style:text-properties fo:font-size="12pt" fo:font-weight="normal" officeooo:rsid="003f20df" officeooo:paragraph-rsid="003f20df" style:font-size-asian="12pt" style:font-weight-asian="normal" style:font-size-complex="12pt" style:font-weight-complex="normal"/>
    </style:style>
    <style:style style:name="P53" style:family="paragraph" style:parent-style-name="Standard">
      <style:paragraph-properties fo:text-align="start" style:justify-single-word="false" fo:padding="0.0291in" fo:border-left="none" fo:border-right="none" fo:border-top="none" fo:border-bottom="0.06pt solid #000000" style:join-border="false"/>
      <style:text-properties fo:font-size="12pt" fo:font-weight="normal" officeooo:rsid="00471b8b" officeooo:paragraph-rsid="00471b8b"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officeooo:rsid="00122e50"/>
    </style:style>
    <style:style style:name="T3" style:family="text">
      <style:text-properties officeooo:rsid="00127b65"/>
    </style:style>
    <style:style style:name="T4" style:family="text">
      <style:text-properties officeooo:rsid="0013d652"/>
    </style:style>
    <style:style style:name="T5" style:family="text">
      <style:text-properties fo:font-size="12pt"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1a118b" style:font-size-asian="12pt" style:font-weight-asian="normal" style:font-size-complex="12pt" style:font-weight-complex="normal"/>
    </style:style>
    <style:style style:name="T8" style:family="text">
      <style:text-properties style:text-position="sub 58%" fo:font-size="12pt" fo:font-weight="normal" officeooo:rsid="001a118b" style:font-size-asian="12pt" style:font-weight-asian="normal" style:font-size-complex="12pt" style:font-weight-complex="normal"/>
    </style:style>
    <style:style style:name="T9" style:family="text">
      <style:text-properties style:text-position="0% 100%"/>
    </style:style>
    <style:style style:name="T10" style:family="text">
      <style:text-properties style:text-position="0% 100%" fo:font-size="12pt" fo:font-weight="normal" style:font-size-asian="12pt" style:font-weight-asian="normal" style:font-size-complex="12pt" style:font-weight-complex="normal"/>
    </style:style>
    <style:style style:name="T11" style:family="text">
      <style:text-properties style:text-position="0% 100%" fo:font-size="12pt" fo:font-weight="normal" officeooo:rsid="001a118b" style:font-size-asian="12pt" style:font-weight-asian="normal" style:font-size-complex="12pt" style:font-weight-complex="normal"/>
    </style:style>
    <style:style style:name="T12" style:family="text">
      <style:text-properties style:text-position="0% 100%" fo:font-size="12pt" fo:font-weight="normal" officeooo:rsid="001d085d" style:font-size-asian="12pt" style:font-weight-asian="normal" style:font-size-complex="12pt" style:font-weight-complex="normal"/>
    </style:style>
    <style:style style:name="T13" style:family="text">
      <style:text-properties style:text-position="0% 100%" fo:font-size="12pt" fo:font-weight="normal" officeooo:rsid="0023fa00" style:font-size-asian="12pt" style:font-weight-asian="normal" style:font-size-complex="12pt" style:font-weight-complex="normal"/>
    </style:style>
    <style:style style:name="T14" style:family="text">
      <style:text-properties style:text-position="0% 100%" fo:font-size="12pt" fo:font-weight="normal" officeooo:rsid="0024cab0" style:font-size-asian="12pt" style:font-weight-asian="normal" style:font-size-complex="12pt" style:font-weight-complex="normal"/>
    </style:style>
    <style:style style:name="T15" style:family="text">
      <style:text-properties style:text-position="0% 100%" fo:font-size="12pt" fo:font-weight="normal" officeooo:rsid="004cd357" style:font-size-asian="12pt" style:font-weight-asian="normal" style:font-size-complex="12pt" style:font-weight-complex="normal"/>
    </style:style>
    <style:style style:name="T16" style:family="text">
      <style:text-properties style:text-position="0% 100%" fo:font-size="12pt" fo:font-weight="normal" officeooo:rsid="0057813d" style:font-size-asian="12pt" style:font-weight-asian="normal" style:font-size-complex="12pt" style:font-weight-complex="normal"/>
    </style:style>
    <style:style style:name="T17" style:family="text">
      <style:text-properties style:text-position="0% 100%" fo:font-size="12pt" fo:font-weight="normal" officeooo:rsid="005ddd02" style:font-size-asian="12pt" style:font-weight-asian="normal" style:font-size-complex="12pt" style:font-weight-complex="normal"/>
    </style:style>
    <style:style style:name="T18" style:family="text">
      <style:text-properties style:text-position="0% 100%" fo:font-size="12pt" fo:font-weight="normal" officeooo:rsid="005f9c3c" style:font-size-asian="12pt" style:font-weight-asian="normal" style:font-size-complex="12pt" style:font-weight-complex="normal"/>
    </style:style>
    <style:style style:name="T19" style:family="text">
      <style:text-properties style:text-position="0% 100%" fo:font-size="12pt" fo:font-weight="normal" officeooo:rsid="00620df9" style:font-size-asian="12pt" style:font-weight-asian="normal" style:font-size-complex="12pt" style:font-weight-complex="normal"/>
    </style:style>
    <style:style style:name="T20" style:family="text">
      <style:text-properties style:text-position="0% 100%" fo:font-size="12pt" fo:font-weight="normal" officeooo:rsid="003aa2a5" style:font-size-asian="12pt" style:font-weight-asian="normal" style:font-size-complex="12pt" style:font-weight-complex="normal"/>
    </style:style>
    <style:style style:name="T21" style:family="text">
      <style:text-properties style:text-position="0% 100%" fo:font-size="12pt" style:font-size-asian="12pt" style:font-size-complex="12pt"/>
    </style:style>
    <style:style style:name="T22" style:family="text">
      <style:text-properties style:text-position="0% 100%" fo:font-size="12pt" officeooo:rsid="005ddd02" style:font-size-asian="12pt" style:font-size-complex="12pt"/>
    </style:style>
    <style:style style:name="T23" style:family="text">
      <style:text-properties style:text-position="0% 100%" fo:font-size="12pt" officeooo:rsid="00620df9" style:font-size-asian="12pt" style:font-size-complex="12pt"/>
    </style:style>
    <style:style style:name="T24" style:family="text">
      <style:text-properties style:text-position="0% 100%" fo:font-size="12pt" officeooo:rsid="003aa2a5" style:font-size-asian="12pt" style:font-size-complex="12pt"/>
    </style:style>
    <style:style style:name="T25" style:family="text">
      <style:text-properties style:text-position="0% 100%" fo:font-size="12pt" officeooo:rsid="007560d5" style:font-size-asian="12pt" style:font-size-complex="12pt"/>
    </style:style>
    <style:style style:name="T26" style:family="text">
      <style:text-properties style:text-position="0% 100%" fo:font-size="13pt" fo:font-weight="normal" officeooo:rsid="003aa2a5" style:font-size-asian="13pt" style:font-weight-asian="normal" style:font-size-complex="13pt" style:font-weight-complex="normal"/>
    </style:style>
    <style:style style:name="T27" style:family="text">
      <style:text-properties style:text-position="0% 100%" fo:font-size="13pt" fo:font-weight="bold" officeooo:rsid="002c36aa" style:font-size-asian="11.3500003814697pt" style:font-weight-asian="bold" style:font-size-complex="13pt" style:font-weight-complex="bold"/>
    </style:style>
    <style:style style:name="T28" style:family="text">
      <style:text-properties style:text-position="0% 100%" fo:font-size="13pt" fo:font-weight="bold" officeooo:rsid="004cd357" style:font-size-asian="13pt" style:font-weight-asian="bold" style:font-size-complex="13pt" style:font-weight-complex="bold"/>
    </style:style>
    <style:style style:name="T29" style:family="text">
      <style:text-properties style:text-position="0% 100%" fo:font-size="13pt" style:font-size-asian="13pt" style:font-size-complex="13pt"/>
    </style:style>
    <style:style style:name="T30" style:family="text">
      <style:text-properties style:text-position="0% 100%" officeooo:rsid="002c36aa"/>
    </style:style>
    <style:style style:name="T31" style:family="text">
      <style:text-properties style:text-position="0% 100%" officeooo:rsid="002c48e5"/>
    </style:style>
    <style:style style:name="T32" style:family="text">
      <style:text-properties style:text-position="0% 100%" officeooo:rsid="002fdc96"/>
    </style:style>
    <style:style style:name="T33" style:family="text">
      <style:text-properties style:text-position="0% 100%" officeooo:rsid="00370cc4"/>
    </style:style>
    <style:style style:name="T34" style:family="text">
      <style:text-properties style:text-position="0% 100%" fo:font-weight="bold" style:font-weight-asian="bold" style:font-weight-complex="bold"/>
    </style:style>
    <style:style style:name="T35" style:family="text">
      <style:text-properties style:text-position="0% 100%" fo:font-weight="bold" officeooo:rsid="00370cc4" style:font-weight-asian="bold" style:font-weight-complex="bold"/>
    </style:style>
    <style:style style:name="T36" style:family="text">
      <style:text-properties style:text-position="0% 100%" fo:font-weight="bold" officeooo:rsid="002c48e5" style:font-weight-asian="bold" style:font-weight-complex="bold"/>
    </style:style>
    <style:style style:name="T37" style:family="text">
      <style:text-properties style:text-position="0% 100%" fo:font-weight="bold" officeooo:rsid="005335b5" style:font-weight-asian="bold" style:font-weight-complex="bold"/>
    </style:style>
    <style:style style:name="T38" style:family="text">
      <style:text-properties style:text-position="0% 100%" fo:font-weight="bold" officeooo:rsid="00561adc" style:font-weight-asian="bold" style:font-weight-complex="bold"/>
    </style:style>
    <style:style style:name="T39" style:family="text">
      <style:text-properties style:text-position="0% 100%" fo:font-weight="bold" officeooo:rsid="00594959" style:font-weight-asian="bold" style:font-weight-complex="bold"/>
    </style:style>
    <style:style style:name="T40" style:family="text">
      <style:text-properties style:text-position="0% 100%" fo:font-weight="bold" officeooo:rsid="005a65f9" style:font-weight-asian="bold" style:font-weight-complex="bold"/>
    </style:style>
    <style:style style:name="T41" style:family="text">
      <style:text-properties style:text-position="0% 100%" officeooo:rsid="003955c3"/>
    </style:style>
    <style:style style:name="T42" style:family="text">
      <style:text-properties style:text-position="0% 100%" officeooo:rsid="003aa2a5"/>
    </style:style>
    <style:style style:name="T43" style:family="text">
      <style:text-properties style:text-position="0% 100%" officeooo:rsid="003adc57"/>
    </style:style>
    <style:style style:name="T44" style:family="text">
      <style:text-properties style:text-position="0% 100%" officeooo:rsid="003b7e8b"/>
    </style:style>
    <style:style style:name="T45" style:family="text">
      <style:text-properties style:text-position="0% 100%" officeooo:rsid="003dd9d2"/>
    </style:style>
    <style:style style:name="T46" style:family="text">
      <style:text-properties style:text-position="0% 100%" officeooo:rsid="0044c8d6"/>
    </style:style>
    <style:style style:name="T47" style:family="text">
      <style:text-properties style:text-position="0% 100%" officeooo:rsid="004585d6"/>
    </style:style>
    <style:style style:name="T48" style:family="text">
      <style:text-properties style:text-position="0% 100%" officeooo:rsid="0046a5ec"/>
    </style:style>
    <style:style style:name="T49" style:family="text">
      <style:text-properties style:text-position="0% 100%" officeooo:rsid="00471b8b"/>
    </style:style>
    <style:style style:name="T50" style:family="text">
      <style:text-properties style:text-position="0% 100%" officeooo:rsid="002dbbc9"/>
    </style:style>
    <style:style style:name="T51" style:family="text">
      <style:text-properties style:text-position="0% 100%" officeooo:rsid="004cd357"/>
    </style:style>
    <style:style style:name="T52" style:family="text">
      <style:text-properties style:text-position="0% 100%" fo:font-weight="normal" officeooo:rsid="004cd357" style:font-weight-asian="normal" style:font-weight-complex="normal"/>
    </style:style>
    <style:style style:name="T53" style:family="text">
      <style:text-properties style:text-position="0% 100%" fo:font-weight="normal" officeooo:rsid="00683de6" style:font-weight-asian="normal" style:font-weight-complex="normal"/>
    </style:style>
    <style:style style:name="T54" style:family="text">
      <style:text-properties style:text-position="0% 100%" officeooo:rsid="00501c92"/>
    </style:style>
    <style:style style:name="T55" style:family="text">
      <style:text-properties style:text-position="0% 100%" officeooo:rsid="0050e1e7"/>
    </style:style>
    <style:style style:name="T56" style:family="text">
      <style:text-properties style:text-position="0% 100%" officeooo:rsid="0050f5f7"/>
    </style:style>
    <style:style style:name="T57" style:family="text">
      <style:text-properties style:text-position="0% 100%" officeooo:rsid="005335b5"/>
    </style:style>
    <style:style style:name="T58" style:family="text">
      <style:text-properties style:text-position="0% 100%" officeooo:rsid="005426a0"/>
    </style:style>
    <style:style style:name="T59" style:family="text">
      <style:text-properties style:text-position="0% 100%" officeooo:rsid="00561adc"/>
    </style:style>
    <style:style style:name="T60" style:family="text">
      <style:text-properties style:text-position="0% 100%" officeooo:rsid="0057813d"/>
    </style:style>
    <style:style style:name="T61" style:family="text">
      <style:text-properties style:text-position="0% 100%" officeooo:rsid="005b241a"/>
    </style:style>
    <style:style style:name="T62" style:family="text">
      <style:text-properties style:text-position="0% 100%" officeooo:rsid="00638d61"/>
    </style:style>
    <style:style style:name="T63" style:family="text">
      <style:text-properties style:text-position="0% 100%" officeooo:rsid="002f6586"/>
    </style:style>
    <style:style style:name="T64" style:family="text">
      <style:text-properties style:text-position="0% 100%" officeooo:rsid="00686511"/>
    </style:style>
    <style:style style:name="T65" style:family="text">
      <style:text-properties style:text-position="0% 100%" officeooo:rsid="0069c5af"/>
    </style:style>
    <style:style style:name="T66" style:family="text">
      <style:text-properties style:text-position="0% 100%" officeooo:rsid="006ba253"/>
    </style:style>
    <style:style style:name="T67" style:family="text">
      <style:text-properties style:text-position="0% 100%" officeooo:rsid="006cd5e0"/>
    </style:style>
    <style:style style:name="T68" style:family="text">
      <style:text-properties style:text-position="0% 100%" fo:font-style="italic" style:font-style-asian="italic" style:font-style-complex="italic"/>
    </style:style>
    <style:style style:name="T69" style:family="text">
      <style:text-properties style:text-position="0% 100%" fo:font-style="italic" officeooo:rsid="0069c5af" style:font-style-asian="italic" style:font-style-complex="italic"/>
    </style:style>
    <style:style style:name="T70" style:family="text">
      <style:text-properties style:text-position="0% 100%" fo:font-style="italic" officeooo:rsid="006d79fd" style:font-style-asian="italic" style:font-style-complex="italic"/>
    </style:style>
    <style:style style:name="T71" style:family="text">
      <style:text-properties style:text-position="0% 100%" officeooo:rsid="006d79fd"/>
    </style:style>
    <style:style style:name="T72" style:family="text">
      <style:text-properties style:text-position="0% 100%" officeooo:rsid="006e9c97"/>
    </style:style>
    <style:style style:name="T73" style:family="text">
      <style:text-properties style:text-position="0% 100%" officeooo:rsid="006f5150"/>
    </style:style>
    <style:style style:name="T74" style:family="text">
      <style:text-properties style:text-position="0% 100%" officeooo:rsid="00724f98"/>
    </style:style>
    <style:style style:name="T75" style:family="text">
      <style:text-properties style:text-position="0% 100%" officeooo:rsid="0072f974"/>
    </style:style>
    <style:style style:name="T76" style:family="text">
      <style:text-properties style:font-size-asian="12.25pt"/>
    </style:style>
    <style:style style:name="T77" style:family="text">
      <style:text-properties officeooo:rsid="0027c646" style:font-size-asian="12.25pt"/>
    </style:style>
    <style:style style:name="T78" style:family="text">
      <style:text-properties fo:font-size="13pt" style:font-size-asian="13pt" style:font-size-complex="13pt"/>
    </style:style>
    <style:style style:name="T79" style:family="text">
      <style:text-properties fo:font-size="13pt" officeooo:rsid="0027c646" style:font-size-asian="13pt" style:font-size-complex="13pt"/>
    </style:style>
    <style:style style:name="T80" style:family="text">
      <style:text-properties fo:font-size="13pt" officeooo:rsid="0027c646" style:font-size-asian="12.25pt" style:font-size-complex="13pt"/>
    </style:style>
    <text:list-style style:name="L1">
      <text:list-level-style-bullet text:level="1" text:style-name="Bullet_20_Symbols" text:bullet-char="•">
        <style:list-level-properties text:list-level-position-and-space-mode="label-alignment">
          <style:list-level-label-alignment text:label-followed-by="listtab" text:list-tab-stop-position="0.9807in" fo:text-indent="-0.25in" fo:margin-left="0.9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07in" fo:text-indent="-0.25in" fo:margin-left="1.2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402in" fo:text-indent="-0.25in" fo:margin-left="0.7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402in" fo:text-indent="-0.25in" fo:margin-left="0.7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807in" fo:text-indent="-0.25in" fo:margin-left="0.9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07in" fo:text-indent="-0.25in" fo:margin-left="1.2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402in" fo:text-indent="-0.25in" fo:margin-left="0.7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807in" fo:text-indent="-0.25in" fo:margin-left="0.9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07in" fo:text-indent="-0.25in" fo:margin-left="1.2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807in" fo:text-indent="-0.25in" fo:margin-left="0.9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07in" fo:text-indent="-0.25in" fo:margin-left="1.2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209in" fo:text-indent="-0.25in" fo:margin-left="1.22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709in" fo:text-indent="-0.25in" fo:margin-left="1.47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209in" fo:text-indent="-0.25in" fo:margin-left="1.72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709in" fo:text-indent="-0.25in" fo:margin-left="1.97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209in" fo:text-indent="-0.25in" fo:margin-left="2.22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709in" fo:text-indent="-0.25in" fo:margin-left="2.47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209in" fo:text-indent="-0.25in" fo:margin-left="2.72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709in" fo:text-indent="-0.25in" fo:margin-left="2.97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209in" fo:text-indent="-0.25in" fo:margin-left="3.22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709in" fo:text-indent="-0.25in" fo:margin-left="3.4709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402in" fo:text-indent="-0.25in" fo:margin-left="0.7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807in" fo:text-indent="-0.25in" fo:margin-left="0.9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07in" fo:text-indent="-0.25in" fo:margin-left="1.2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807in" fo:text-indent="-0.25in" fo:margin-left="0.9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07in" fo:text-indent="-0.25in" fo:margin-left="1.2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402in" fo:text-indent="-0.25in" fo:margin-left="0.7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iversidade Federal de Minas Gerais </text:p>
      <text:p text:style-name="P3">Departamento de Ciência da Computação </text:p>
      <text:p text:style-name="P3">Algoritmos e Estruturas de Dados III </text:p>
      <text:p text:style-name="P3">2º Semestre de 2013</text:p>
      <text:p text:style-name="P3"/>
      <text:p text:style-name="P4">Trabalho Prático <text:span text:style-name="T2">2</text:span> – <text:span text:style-name="T3">Festa na Piscina</text:span></text:p>
      <text:p text:style-name="P4"/>
      <text:p text:style-name="P6">Thiago Vieira de Alcântara Silva</text:p>
      <text:p text:style-name="P1"/>
      <text:p text:style-name="P5">1. Introdução</text:p>
      <text:p text:style-name="P2"><text:tab/></text:p>
      <text:p text:style-name="P7"><text:tab/><text:span text:style-name="T4">Este trabalho consiste em resolver a versão de decisão do set cover problem, um problema conhecidamente np-completo, esta versão do problema faz parte dos 21 problemas de karp.</text:span></text:p>
      <text:p text:style-name="P7"><text:span text:style-name="T4"><text:tab/>Como não há algoritmo polinomial para resolver o set cover problem, para resolver este problema foi implementado dois algoritmos: um algoritmo exato e uma heurística. Neste problema temos zambis, ele tem vários amigos, zambis quer convidar todos seus amigos para uma festa. Cada amigo pode convidar os amigos em comum que ele tem com zambis.</text:span></text:p>
      <text:p text:style-name="P7"/>
      <text:p text:style-name="P33"><text:span text:style-name="T4">2. </text:span>Modelagem do problema<text:span text:style-name="T76"> </text:span><text:span text:style-name="T77">e soluções propostas</text:span></text:p>
      <text:p text:style-name="P34"><text:span text:style-name="T77"><text:tab/></text:span></text:p>
      <text:p text:style-name="P34"><text:span text:style-name="T80"><text:tab/></text:span><text:span text:style-name="T79">2.</text:span><text:span text:style-name="T78">1 Modelagem do problema</text:span></text:p>
      <text:p text:style-name="P8"><text:tab/></text:p>
      <text:p text:style-name="P41"><text:span text:style-name="T7"><text:tab/>A modelagem do problema é feita da seguinte maneira: Seja S={Q</text:span><text:span text:style-name="T8">0</text:span><text:span text:style-name="T7">, Q</text:span><text:span text:style-name="T8">1</text:span><text:span text:style-name="T7">, Q</text:span><text:span text:style-name="T8">2</text:span><text:span text:style-name="T7">, ..., Q</text:span><text:span text:style-name="T8">n</text:span><text:span text:style-name="T7">}, onde Q</text:span><text:span text:style-name="T8">i</text:span><text:span text:style-name="T11"> é o conjunto de amigos que a pessoa i tem em comum com zambis. Seja U o universo composto por todos os amigos de Zambis, queremos o menor número de conjuntos tal que </text:span><text:span text:style-name="T13">a união dos conjuntos pertencentes à solução seja igual </text:span><text:span text:style-name="T14">a U.</text:span></text:p>
      <text:p text:style-name="P41"><text:span text:style-name="T14"/></text:p>
      <text:p text:style-name="P41"><text:span text:style-name="T12"><text:tab/></text:span><text:span text:style-name="T27">2.2 Soluções propostas</text:span></text:p>
      <text:p text:style-name="P9"><text:span text:style-name="T30"><text:tab/></text:span></text:p>
      <text:p text:style-name="P9"><text:span text:style-name="T30"><text:tab/></text:span><text:span text:style-name="T31">Como dito na introdução, foram implementadas duas soluções para o problema, uma solução que retorna a solução ótima e uma heurística.</text:span></text:p>
      <text:p text:style-name="P9"><text:span text:style-name="T31"><text:tab/></text:span></text:p>
      <text:p text:style-name="P9"><text:span text:style-name="T36"><text:tab/></text:span><text:span text:style-name="T35">2.2.1 Solução exata</text:span></text:p>
      <text:p text:style-name="P9"><text:span text:style-name="T33"><text:tab/><text:tab/></text:span></text:p>
      <text:p text:style-name="P9"><text:span text:style-name="T33"><text:tab/><text:tab/></text:span><text:span text:style-name="T44">Para retornar a solução exata, literalmente tento todas as possibilidades de solução. Para isto, implementei o tipo de dados bitmask, que representa uma máscara de bits. Para gerar todas as possibilidades, inicializo uma variavel bitmask e simplemente vou somando um à máscara até chegar na última possibilidade, onde todos os bits estão setados. </text:span><text:span text:style-name="T45">O pseudo-código é apresentado a seguir:</text:span></text:p>
      <text:p text:style-name="P51"><text:span text:style-name="T45"/></text:p>
      <text:p text:style-name="P9"><text:span text:style-name="T45"/></text:p>
      <text:p text:style-name="P19"><text:span text:style-name="T45">I</text:span><text:span text:style-name="T9">NICIO</text:span></text:p>
      <text:p text:style-name="P19"><text:span text:style-name="T9"><text:tab/></text:span></text:p>
      <text:p text:style-name="P19"><text:span text:style-name="T9"><text:tab/>Enquanto não tentei todas as possibilidades:</text:span></text:p>
      <text:p text:style-name="P19"><text:span text:style-name="T9"><text:tab/><text:tab/>Selecionar os vértices setados no bitmask</text:span></text:p>
      <text:p text:style-name="P19"><text:span text:style-name="T9"><text:tab/><text:tab/></text:span></text:p>
      <text:p text:style-name="P19"><text:span text:style-name="T9"><text:tab/><text:tab/>Para cada vértice i selecionado:</text:span></text:p>
      <text:p text:style-name="P19"><text:span text:style-name="T9"><text:tab/><text:tab/><text:tab/>Selecionar todos os vértices ligados a i</text:span></text:p>
      <text:p text:style-name="P19"><text:soft-page-break/><text:span text:style-name="T9"><text:tab/>Se todos os vértices foram selecionados:</text:span></text:p>
      <text:p text:style-name="P19"><text:span text:style-name="T9"><text:tab/><text:tab/>Se o número de conjuntos selecionados for menor que a solução atual:</text:span></text:p>
      <text:p text:style-name="P19"><text:span text:style-name="T9"><text:tab/><text:tab/><text:tab/>Atualizo a solução atual</text:span></text:p>
      <text:p text:style-name="P19"><text:span text:style-name="T9"/></text:p>
      <text:p text:style-name="P19"><text:span text:style-name="T9">FIM</text:span></text:p>
      <text:p text:style-name="P52"><text:span text:style-name="T9"/></text:p>
      <text:p text:style-name="P19"><text:span text:style-name="T9"/></text:p>
      <text:p text:style-name="P19"/>
      <text:p text:style-name="P20"><text:span text:style-name="T36"><text:tab/>2.</text:span><text:span text:style-name="T34">2.2. Solução Aproximada</text:span></text:p>
      <text:p text:style-name="P20"><text:span text:style-name="T9"><text:tab/><text:tab/></text:span></text:p>
      <text:p text:style-name="P9"><text:span text:style-name="T31"><text:tab/><text:tab/></text:span><text:span text:style-name="T46">A s</text:span><text:span text:style-name="T47">olução aproximada feita para o problema </text:span><text:span text:style-name="T48">segue o paradigma guloso. A ideia da heurística </text:span><text:span text:style-name="T49">é sempre pegar o maior conjunto que não pertence à solução até todos os elementos do universo serem selecionados. Um pseudo-código é apresentado a seguir:</text:span></text:p>
      <text:p text:style-name="P51"><text:span text:style-name="T49"/></text:p>
      <text:p text:style-name="P9"><text:span text:style-name="T49"/></text:p>
      <text:p text:style-name="P21"><text:span text:style-name="T9">INICIO</text:span></text:p>
      <text:p text:style-name="P21"><text:span text:style-name="T9"/></text:p>
      <text:p text:style-name="P22"><text:span text:style-name="T9">Enquanto todos os elementos não foram selecionados:</text:span></text:p>
      <text:p text:style-name="P22"><text:span text:style-name="T9"><text:tab/>Selecionar o maior conjunto que não pertence à solução</text:span></text:p>
      <text:p text:style-name="P22"><text:span text:style-name="T9"/></text:p>
      <text:p text:style-name="P22"><text:span text:style-name="T9">Imprimir o número de conjuntos selecionados</text:span></text:p>
      <text:p text:style-name="P21"><text:span text:style-name="T9"/></text:p>
      <text:p text:style-name="P21"><text:span text:style-name="T9">FIM</text:span></text:p>
      <text:p text:style-name="P53"><text:span text:style-name="T9"/></text:p>
      <text:p text:style-name="P21"><text:span text:style-name="T9"/></text:p>
      <text:p text:style-name="P9"><text:span text:style-name="T47"/></text:p>
      <text:p text:style-name="P35"><text:span text:style-name="T31">3. </text:span><text:span text:style-name="T50">Análise de complexidade</text:span></text:p>
      <text:p text:style-name="P10"><text:span text:style-name="T50"><text:tab/></text:span></text:p>
      <text:p text:style-name="P10"><text:span text:style-name="T50"><text:tab/></text:span><text:span text:style-name="T54">A análise de complexidade é feita, </text:span><text:span text:style-name="T55">assumindo que </text:span><text:span text:style-name="T56">o número de casos de teste é igual a um. </text:span><text:span text:style-name="T61">Seja K o número de conjuntos selecionados.</text:span></text:p>
      <text:p text:style-name="P10"><text:span text:style-name="T54"/></text:p>
      <text:p text:style-name="P10"><text:span text:style-name="T50"><text:tab/></text:span><text:span text:style-name="T28">3.1. Algoritmo Exato</text:span></text:p>
      <text:p text:style-name="P11"><text:span text:style-name="T51"><text:tab/><text:tab/></text:span><text:span text:style-name="T57">Em relação ao tempo gasto pelo algoritmo, a geração de todas as possibilidades é feita em </text:span></text:p>
      <text:p text:style-name="P11"><text:span text:style-name="T57">O(2^|V|), a cada possibilidade os vértices ligados aos vértices setados no bitmask são selecionados em O(|V|^2), logo a complexidade do algoritmo exato é </text:span><text:span text:style-name="T37">O(2^</text:span><text:span text:style-name="T39">K</text:span><text:span text:style-name="T37"> * |V|*</text:span><text:span text:style-name="T40">K</text:span><text:span text:style-name="T37">)</text:span><text:span text:style-name="T57">. </text:span><text:span text:style-name="T58">Em relação ao espaço, </text:span><text:span text:style-name="T59">o programa tem complexidade de </text:span><text:span text:style-name="T38">O(</text:span><text:span text:style-name="T39">K</text:span><text:span text:style-name="T38"> + |E|)</text:span><text:span text:style-name="T59">, pois o bitmask armazena |V| posições, cada uma representando um vértice e o input é uma lista de adjacência onde é gasto </text:span><text:span text:style-name="T60">|E| posições.</text:span></text:p>
      <text:p text:style-name="P11"><text:span text:style-name="T51"><text:tab/></text:span></text:p>
      <text:p text:style-name="P43"><text:span text:style-name="T15"><text:tab/></text:span><text:span text:style-name="T51">3.2. Heurística</text:span></text:p>
      <text:p text:style-name="P44"><text:span text:style-name="T15"><text:tab/><text:tab/></text:span><text:span text:style-name="T16">Em relação ao tempo gasto pelo algoritmo, </text:span><text:span text:style-name="T17">para passar por todos os conjuntos levo k loops e em cada loop faço |E| loops para selecionar todos os vértices adjacentes aos selecionados. Logo a complexidade da Heurística é </text:span><text:span text:style-name="T22">O(K*|E|)</text:span><text:span text:style-name="T17">. Em relação à memória gasta, </text:span><text:span text:style-name="T18">uso uma lista de adjacencia para representar o input O(|E|) e um bitmask em que cada posição representa um conjunto O(K), </text:span><text:span text:style-name="T19">logo a complexidade-memória da heurística é de </text:span><text:span text:style-name="T23">O(K + |E|)</text:span><text:span text:style-name="T19">.</text:span></text:p>
      <text:p text:style-name="P27"><text:span text:style-name="T52"><text:tab/></text:span></text:p>
      <text:p text:style-name="P45"><text:span text:style-name="T15"><text:tab/></text:span><text:span text:style-name="T51">3.3. Comparação de Soluções</text:span></text:p>
      <text:p text:style-name="P12"><text:span text:style-name="T51"><text:tab/><text:tab/></text:span><text:span text:style-name="T62">Em relação à complexidade-tempo dos algoritmos a heurística ganha, apesar da heurística não retornar sempre a solução ótima para o problema, ela é executada em tempo bem menor ao algoritmo </text:span><text:soft-page-break/><text:span text:style-name="T62">exato. Em relação à memória, a quantidade de memória gasta pelos dois algoritmos é a mesma.</text:span></text:p>
      <text:p text:style-name="P12"><text:span text:style-name="T51"/></text:p>
      <text:p text:style-name="P12"><text:span text:style-name="T51"/></text:p>
      <text:p text:style-name="P36"><text:span text:style-name="T9">4. Análise empírica</text:span></text:p>
      <text:p text:style-name="P36"><text:span text:style-name="T10"><text:tab/></text:span></text:p>
      <text:p text:style-name="P44"><text:span text:style-name="T64"><text:tab/>4.1. Testes</text:span></text:p>
      <text:p text:style-name="P12"><text:span text:style-name="T64"><text:tab/><text:tab/></text:span></text:p>
      <text:p text:style-name="P12"><text:span text:style-name="T64"><text:tab/><text:tab/></text:span></text:p>
      <text:p text:style-name="P12"><text:span text:style-name="T64"/></text:p>
      <text:p text:style-name="P46"><text:span text:style-name="T10"><text:tab/></text:span><text:span text:style-name="T64">4.</text:span><text:span text:style-name="T9">2.</text:span><text:span text:style-name="T63"> Especificações técnicas</text:span></text:p>
      <text:p text:style-name="P28"><text:span text:style-name="T53"><text:tab/></text:span></text:p>
      <text:p text:style-name="P28"><text:span text:style-name="T53"><text:tab/><text:tab/>Os testes foram realizados em um intel i5 com 4 cores de 2.67GHz, arquitetura 64 bits, com 5.6</text:span></text:p>
      <text:p text:style-name="P30"><text:span text:style-name="T53">Gb de memória RAM, no sistema operacional Fedora 19 (Schrödinger's Cat).</text:span></text:p>
      <text:p text:style-name="P13"><text:span text:style-name="T9"/></text:p>
      <text:p text:style-name="P13"><text:span text:style-name="T9"/></text:p>
      <text:p text:style-name="P38"><text:span text:style-name="T9">6. Instruções para utilização do programa</text:span></text:p>
      <text:p text:style-name="P29"><text:span text:style-name="T9"><text:tab/></text:span><text:span text:style-name="T29">6.1 Compilação</text:span></text:p>
      <text:p text:style-name="P18"><text:span text:style-name="T9"><text:tab/><text:tab/></text:span></text:p>
      <text:p text:style-name="P18"><text:span text:style-name="T9"><text:tab/><text:tab/></text:span><text:span text:style-name="T65">Os programas podem ser compilados através do utilitário make ou pelo GCC usando os seguintes comandos:</text:span></text:p>
      <text:p text:style-name="P18"><text:span text:style-name="T65"><text:tab/><text:tab/></text:span></text:p>
      <text:p text:style-name="P18"><text:span text:style-name="T65"><text:tab/><text:tab/></text:span><text:span text:style-name="T69">gcc mainExato.c vector.c bitmask.c input.c -o tp2e -lm</text:span></text:p>
      <text:p text:style-name="P31"><text:span text:style-name="T65"><text:tab/><text:tab/></text:span><text:span text:style-name="T9">gcc</text:span><text:span text:style-name="T65"> mainHeuristica.</text:span><text:span text:style-name="T9">c</text:span><text:span text:style-name="T65"> bitmask.</text:span><text:span text:style-name="T66">c</text:span><text:span text:style-name="T65"> vector.</text:span><text:span text:style-name="T9">c</text:span><text:span text:style-name="T65"> input.</text:span><text:span text:style-name="T9">c</text:span><text:span text:style-name="T65"> -o tp2h -lm</text:span></text:p>
      <text:p text:style-name="P18"><text:span text:style-name="T9"/></text:p>
      <text:p text:style-name="P42"><text:span text:style-name="T10"><text:tab/></text:span><text:span text:style-name="T9">6.2 Execução</text:span></text:p>
      <text:p text:style-name="P13"><text:span text:style-name="T9"><text:tab/><text:tab/></text:span></text:p>
      <text:p text:style-name="P14"><text:span text:style-name="T9"><text:tab/><text:tab/></text:span><text:span text:style-name="T67">Os executáveis exigem dois parâmetros, nome do arquivo de entrada, que corresponde ao primeiro parâmetro, e o nome do arquivo de saída, que corresponde ao segundo parâmetro. O</text:span><text:span text:style-name="T72">s</text:span><text:span text:style-name="T67"> comando</text:span><text:span text:style-name="T72">s</text:span><text:span text:style-name="T67"> para a execução do</text:span><text:span text:style-name="T73">s</text:span><text:span text:style-name="T67"> programa</text:span><text:span text:style-name="T73">s</text:span><text:span text:style-name="T67"> deve</text:span><text:span text:style-name="T73">m</text:span><text:span text:style-name="T67"> ser feito</text:span><text:span text:style-name="T73">s</text:span><text:span text:style-name="T67"> assim:</text:span></text:p>
      <text:p text:style-name="P23"><text:span text:style-name="T9"/></text:p>
      <text:p text:style-name="P23"><text:span text:style-name="T9"><text:tab/><text:tab/></text:span><text:span text:style-name="T68">./tp</text:span><text:span text:style-name="T70">2e</text:span><text:span text:style-name="T68"> &lt;entrada&gt; &lt;saida&gt;</text:span></text:p>
      <text:p text:style-name="P32"><text:span text:style-name="T9"><text:tab/><text:tab/>./</text:span><text:span text:style-name="T71">tp2h &lt;entrada&gt; &lt;saida&gt;</text:span></text:p>
      <text:p text:style-name="P13"><text:span text:style-name="T9"/></text:p>
      <text:p text:style-name="P37"><text:span text:style-name="T43">7</text:span><text:span text:style-name="T9">. Co</text:span><text:span text:style-name="T32">n</text:span><text:span text:style-name="T9">clusão</text:span></text:p>
      <text:p text:style-name="P12"><text:span text:style-name="T9"/></text:p>
      <text:p text:style-name="P12"><text:span text:style-name="T9"><text:tab/></text:span><text:span text:style-name="T74">Neste trabalho foram implementados duas soluções para a versão de decisão do set cover problem, uma heurística e um algoritmo exato. Os objetivos iniciais do trabalho prático, a prática da linguagem C, especialmente da alocação dinâmica, e a implementação e compreensão dos algoritmos para resolver o set cover, foram cumpridos. Os algoritmos foram implementados sem muitos problemas. Com este trabalho consegui compreender </text:span><text:span text:style-name="T75">o nível de dificuldade para resolver este problema e consegui ver na prática o quão custoso é resolver estes problemas de maneira que a solução ótima seja sempre encontrada.</text:span></text:p>
      <text:p text:style-name="P12"><text:span text:style-name="T9"/></text:p>
      <text:p text:style-name="P39"><text:span text:style-name="T9">Anexos</text:span></text:p>
      <text:p text:style-name="P39"><text:span text:style-name="T10"/></text:p>
      <text:p text:style-name="P39"><text:span text:style-name="T10"><text:tab/></text:span><text:span text:style-name="T26">Arquivos .c</text:span></text:p>
      <text:p text:style-name="P39"><text:span text:style-name="T20"/></text:p>
      <text:list xml:id="list4363182556547178638" text:style-name="L16">
        <text:list-item>
          <text:p text:style-name="P24"><text:span text:style-name="T42">m</text:span><text:span text:style-name="T9">ainExato.c</text:span></text:p>
        </text:list-item>
        <text:list-item>
          <text:p text:style-name="P24"><text:soft-page-break/><text:span text:style-name="T9">mainHeuristica.c</text:span></text:p>
        </text:list-item>
        <text:list-item>
          <text:p text:style-name="P24"><text:span text:style-name="T9">vector.c</text:span></text:p>
        </text:list-item>
        <text:list-item>
          <text:p text:style-name="P24"><text:span text:style-name="T9">input.c</text:span></text:p>
        </text:list-item>
        <text:list-item>
          <text:p text:style-name="P24"><text:span text:style-name="T9">bitmask.c</text:span></text:p>
        </text:list-item>
      </text:list>
      <text:p text:style-name="P15"><text:span text:style-name="T42"/></text:p>
      <text:p text:style-name="P47"><text:span text:style-name="T24"><text:tab/></text:span><text:span text:style-name="T42">Arquivos .h</text:span></text:p>
      <text:p text:style-name="P16"><text:span text:style-name="T42"><text:tab/></text:span></text:p>
      <text:list xml:id="list8912008638228443737" text:style-name="L18">
        <text:list-item>
          <text:p text:style-name="P25"><text:span text:style-name="T42">v</text:span><text:span text:style-name="T9">ector.h</text:span></text:p>
        </text:list-item>
        <text:list-item>
          <text:p text:style-name="P25"><text:span text:style-name="T9">input.h</text:span></text:p>
        </text:list-item>
        <text:list-item>
          <text:p text:style-name="P25"><text:span text:style-name="T9">bitmask.h</text:span></text:p>
        </text:list-item>
      </text:list>
      <text:p text:style-name="P16"><text:span text:style-name="T42"/></text:p>
      <text:p text:style-name="P48"><text:span text:style-name="T24"><text:tab/></text:span><text:span text:style-name="T42">Outros</text:span></text:p>
      <text:p text:style-name="P48"><text:span text:style-name="T24"><text:tab/><text:tab/></text:span></text:p>
      <text:list xml:id="list7069838859629315384" text:style-name="L21">
        <text:list-item>
          <text:p text:style-name="P49"><text:span text:style-name="T24">M</text:span><text:span text:style-name="T21">akefile</text:span></text:p>
        </text:list-item>
        <text:list-item>
          <text:p text:style-name="P50"><text:span text:style-name="T21">Documentacao.pdf</text:span></text:p>
        </text:list-item>
      </text:list>
      <text:p text:style-name="P15"><text:span text:style-name="T9"/></text:p>
      <text:p text:style-name="P40"><text:span text:style-name="T9">Referências </text:span><text:span text:style-name="T41">Bibliográficas</text:span></text:p>
      <text:p text:style-name="P17"><text:span text:style-name="T41"/></text:p>
      <text:p text:style-name="P26"><text:span text:style-name="T41"><text:tab/>[1] T.H. Cormen, C.E. Leiserson, R.L. Rivest, C. Stein, Introduction to Algorithms, 3rd edition MIT</text:span></text:p>
      <text:p text:style-name="P26"><text:span text:style-name="T41">Press, 200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402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ago Silva</meta:initial-creator>
    <meta:creation-date>2013-10-13T15:09:28.996205037</meta:creation-date>
    <dc:date>2013-10-14T16:03:32.125885718</dc:date>
    <dc:creator>Thiago Silva</dc:creator>
    <meta:editing-duration>PT2H28M28S</meta:editing-duration>
    <meta:editing-cycles>99</meta:editing-cycles>
    <meta:generator>LibreOffice/4.1.2.3$Linux_X86_64 LibreOffice_project/410$Build-3</meta:generator>
    <meta:document-statistic meta:table-count="0" meta:image-count="0" meta:object-count="0" meta:page-count="4" meta:paragraph-count="95" meta:word-count="886" meta:character-count="5576" meta:non-whitespace-character-count="4673"/>
  </office:meta>
</office:document-meta>
</file>